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jModu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toolbar/custom_toolbar_4b920a3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63139" officeooo:paragraph-rsid="0018a4dd"/>
    </style:style>
    <style:style style:name="P2" style:family="paragraph" style:parent-style-name="Standard">
      <style:text-properties officeooo:paragraph-rsid="0018a4dd"/>
    </style:style>
    <style:style style:name="P3" style:family="paragraph" style:parent-style-name="Standard">
      <style:text-properties officeooo:rsid="001a4e48" officeooo:paragraph-rsid="0018a4dd"/>
    </style:style>
    <style:style style:name="P4" style:family="paragraph" style:parent-style-name="Standard">
      <style:text-properties officeooo:rsid="001e5630" officeooo:paragraph-rsid="001e56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pišite makro, ki bo v dokumentu poiskal vsa (cela) števila, jih pomnožil s faktorjem 16, ter namesto originalnega števila v dokument vstavil dobljen zmnožek. Števila iščite zgolj v navadnem tekstu (odstavkih), ostale zadeve (kot so npr. tabele) lahko ignorirate.</text:p>
      <text:p text:style-name="P3"/>
      <text:p text:style-name="P3">Preštejte tudi število vseh soglasnikov in to izpišite uporabniku.</text:p>
      <text:p text:style-name="P3"/>
      <text:p text:style-name="P3">Makro mora biti dosegljiv tudi preko gumba v orodni vrstici, ki jo ustvarite sami.</text:p>
      <text:p text:style-name="P3"/>
      <text:p text:style-name="P3">Pomoč za izdelavo naloge</text:p>
      <text:p text:style-name="P3"/>
      <text:p text:style-name="P3">Makre shranite v vaš dokument (ne v predlogo, kar je privzeta akcija) - v modul z imenom "MojModul" (tega je potrebno najprej ustvariti: Orodja-&gt;Makri-&gt;Organiziraj makre-&gt;Basic)</text:p>
      <text:p text:style-name="P3">Tudi bližnjico na orodni vrstici shranite v vaš dokument, ne v predlogo.</text:p>
      <text:p text:style-name="P3"/>
      <text:p text:style-name="P3">Kor rešitev naloge oddajte .odt zbirko, v kateri so shranjeni vaši makri v modulu "MojModul" in vaša orodna vrstica.</text:p>
      <text:p text:style-name="P3"/>
      <text:p text:style-name="P3"/>
      <text:p text:style-name="P3"/>
      <text:p text:style-name="P4">4, 20, 3 ,44</text:p>
      <text:p text:style-name="P4"/>
      <text:p text:style-name="P4"/>
      <text:p text:style-name="P4">12, 24, 40. 4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7:57:33.841000000</meta:creation-date>
    <dc:date>2024-01-08T18:20:24.132000000</dc:date>
    <meta:editing-duration>PT22M46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9" meta:word-count="130" meta:character-count="827" meta:non-whitespace-character-count="706"/>
  </office:meta>
</office:document-meta>
</file>

<file path=Basic/Standard/MojModul.xml><?xml version="1.0" encoding="utf-8"?>
<!DOCTYPE module  PUBLIC '-//OpenOffice.org//DTD OfficeDocument 1.0//EN'  'module.dtd'>
<script:module xmlns:script="http://openoffice.org/2000/script" script:name="MojModul" script:language="StarBasic" script:moduleType="normal">Sub Zacetek
    PomnozCelaStevila

    Dim ObravnavanDokument As Object
    ObravnavanDokument = ThisComponent

    Dim DokumentnoBesedilo As Object
    DokumentnoBesedilo = ObravnavanDokument.getText()

    Dim SkupnoSoglasnikov As Long
    SkupnoSoglasnikov = IzracunajSoglasnike(DokumentnoBesedilo.getString())

    MsgBox "Število soglasnikov: " &amp; SkupnoSoglasnikov
End Sub

Sub PomnozCelaStevila
    Dim BesedilniKazalec As Object
    BesedilniKazalec = ThisComponent.Text.CreateTextCursor()
    BesedilniKazalec.gotoStart(False)
    
    Do
        BesedilniKazalec.goToEndOfWord(True)
        Dim TrenutnoBesedilo As String
        TrenutnoBesedilo = BesedilniKazalec.String

        If IsNumeric(TrenutnoBesedilo) And Fix(Val(TrenutnoBesedilo)) = Val(TrenutnoBesedilo) Then
            Dim DolgoStevilo As Long
            DolgoStevilo = CLng(TrenutnoBesedilo)

            Dim ZmnozenoBesedilo As String
            ZmnozenoBesedilo = CStr(DolgoStevilo * 4)

            BesedilniKazalec.String = ZmnozenoBesedilo
        End If
    Loop While BesedilniKazalec.gotoNextWord(False)
End Sub

Function IzracunajSoglasnike(Tekst As String) As Long
    Dim StevecSoglasnikov As Long
    StevecSoglasnikov = 0

    Dim Indeks As Integer
    For Indeks = 1 To Len(Tekst)
        Select Case Mid(Tekst, Indeks, 1)
            Case "b", "c", "č", "d", "f", "g", "h", "j", "k", "l", "m", "n", "p", "r", "s", "š", "t", "v", "z", "ž", _
                 "B", "C", "Č", "D", "F", "G", "H", "J", "K", "L", "M", "N", "P", "R", "S", "Š", "T", "V", "Z", "Ž"
                StevecSoglasnikov = StevecSoglasnikov + 1
        End Select
    Next Indeks

    IzracunajSoglasnike = StevecSoglasnikov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jModu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